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South Dakota (1-4)</text:p>
          </table:table-cell>
          <table:table-cell office:value-type="string">
            <text:p>19</text:p>
          </table:table-cell>
          <table:table-cell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Hawaii (2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8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7</text:p>
          </table:table-cell>
          <table:table-cell office:value-type="string">
            <text:p>37</text:p>
          </table:table-cell>
          <table:table-cell office:value-type="string">
            <text:p>.16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3</text:p>
          </table:table-cell>
          <table:table-cell office:value-type="string">
            <text:p>32</text:p>
          </table:table-cell>
          <table:table-cell office:value-type="string">
            <text:p>-.125</text:p>
          </table:table-cell>
        </table:table-row>
        <table:table-row>
          <table:table-cell office:value-type="string">
            <text:p>Hawaii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35</text:p>
          </table:table-cell>
          <table:table-cell office:value-type="string">
            <text:p>.42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9</text:p>
          </table:table-cell>
          <table:table-cell office:value-type="string">
            <text:p>.48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</table:table-row>
      </table:table>
      <table:table table:name="Sheet 2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.375</text:p>
          </table:table-cell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125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7</text:p>
          </table:table-cell>
          <table:table-cell office:value-type="string">
            <text:p>26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7</text:p>
          </table:table-cell>
          <table:table-cell office:value-type="string">
            <text:p>.11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7</text:p>
          </table:table-cell>
          <table:table-cell office:value-type="string">
            <text:p>25</text:p>
          </table:table-cell>
          <table:table-cell office:value-type="string">
            <text:p>104</text:p>
          </table:table-cell>
          <table:table-cell office:value-type="string">
            <text:p>.115</text:p>
          </table:table-cell>
          <table:table-cell office:value-type="string">
            <text:p>35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1.0</text:p>
          </table:table-cell>
        </table:table-row>
      </table:table>
      <table:table table:name="Sheet 3">
        <table:table-row>
          <table:table-cell office:value-type="string">
            <text:p>Hawaii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ophia Howling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42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endra Koelsch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.6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cKenna Granato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3</text:p>
          </table:table-cell>
          <table:table-cell office:value-type="string">
            <text:p>.39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lare-Marie Ander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kyler Williams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irsten Sible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Norene Iosia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750</text:p>
          </table:table-cell>
          <table:table-cell office:value-type="string">
            <text:p>2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Kalei Greele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Gianna Guinasso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Savanah Kahakai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asey Castillo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2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Emily Maglio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.78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McKenna Ross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.446</text:p>
          </table:table-cell>
          <table:table-cell office:value-type="string">
            <text:p>31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